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hat is Kubernetes? Architecture </text:p>
      <text:p text:style-name="Standard"/>
      <text:p text:style-name="Standard">Starting a complete Kubernetes course with no prerequisites. Covers installation, architecture, features, terminologies, and hands-on demos. Suitable for beginners.</text:p>
      <text:p text:style-name="Standard"/>
      <text:p text:style-name="Standard">Introduction to Kubernetes</text:p>
      <text:p text:style-name="Standard"/>
      <text:p text:style-name="Standard"><text:s/>Configuration management allows maintaining infrastructure changes using software.</text:p>
      <text:p text:style-name="Standard"/>
      <text:p text:style-name="Standard"><text:s/>Configuration management offers reliability and immutability</text:p>
      <text:p text:style-name="Standard"/>
      <text:p text:style-name="Standard">Managing containers using package managers</text:p>
      <text:p text:style-name="Standard"/>
      <text:p text:style-name="Standard">Micro services is a solution to the problems faced with monolithic application design.</text:p>
      <text:p text:style-name="Standard"/>
      <text:p text:style-name="Standard">Configuration management tools and the use of containers for scalability</text:p>
      <text:p text:style-name="Standard"/>
      <text:p text:style-name="Standard">Kubernetes helps in managing containers and enables zero downtime updates and scaling.</text:p>
      <text:p text:style-name="Standard"/>
      <text:p text:style-name="Standard">Cloud native applications can run on top of Kubernetes, anywhere you have Kubernetes.</text:p>
      <text:p text:style-name="Standard"/>
      <text:p text:style-name="Standard">Kubernetes is more than just an orchestrator.</text:p>
      <text:p text:style-name="Standard"/>
      <text:p text:style-name="Standard"><text:s/>Google created Kubernetes (k8s) and made it open source in 2014.</text:p>
      <text:p text:style-name="Standard"/>
      <text:p text:style-name="Standard">Cloud providers require a credit card for security.</text:p>
      <text:p text:style-name="Standard"/>
      <text:p text:style-name="Standard">container d is an alternative to Docker that complies with the OCI standards.</text:p>
      <text:p text:style-name="Standard"><text:s/>Kubernetes cluster is a collection of worker nodes and the control plane.</text:p>
      <text:p text:style-name="Standard"/>
      <text:p text:style-name="Standard">Kubernetes allows for declarative and imperative ways of interacting with the cluster.</text:p>
      <text:p text:style-name="Standard"/>
      <text:p text:style-name="Standard">Kubernetes pods are the smallest scheduling unit in containerized applications</text:p>
      <text:p text:style-name="Standard"/>
      <text:p text:style-name="Standard"><text:s/>Pods and Deployments in Kubernetes</text:p>
      <text:p text:style-name="Standard"/>
      <text:p text:style-name="Standard">The control plane in Kubernetes manages the communication and components.</text:p>
      <text:p text:style-name="Standard"/>
      <text:p text:style-name="Standard">Kubernetes uses YAML configuration files known as manifest files for deployment.</text:p>
      <text:p text:style-name="Standard"/>
      <text:p text:style-name="Standard">The scheduler's responsibility is to allocate tasks to healthy worker nodes.</text:p>
      <text:p text:style-name="Standard"/>
      <text:p text:style-name="Standard">Networking course covers control plane and worker nodes in Kubernetes architecture</text:p>
      <text:p text:style-name="Standard"/>
      <text:p text:style-name="Standard">[59:21](https://www.youtube.com/watch?v=KVBON1lA9N8&amp;t=3561) Kubernetes uses Containerd instead of Docker and Cube Proxy for networking.</text:p>
      <text:p text:style-name="Standard"/>
      <text:p text:style-name="Standard">[1:01:14](https://www.youtube.com/watch?v=KVBON1lA9N8&amp;t=3674) Kubernetes has its own internal DNS for communication between pods.</text:p>
      <text:p text:style-name="Standard"/>
      <text:p text:style-name="Standard">[1:04:53](https://www.youtube.com/watch?v=KVBON1lA9N8&amp;t=3893) To test and use Kubernetes, you can install Minikube or Docker Desktop.</text:p>
      <text:p text:style-name="Standard"><text:soft-page-break/></text:p>
      <text:p text:style-name="Standard">[1:06:45](https://www.youtube.com/watch?v=KVBON1lA9N8&amp;t=4005) Learn about cloud providers and why Sivo is the best option</text:p>
      <text:p text:style-name="Standard"/>
      <text:p text:style-name="Standard">[1:10:27](https://www.youtube.com/watch?v=KVBON1lA9N8&amp;t=4227) Set up mini cube cluster using docker driver</text:p>
      <text:p text:style-name="Standard"/>
      <text:p text:style-name="Standard">[1:12:16](https://www.youtube.com/watch?v=KVBON1lA9N8&amp;t=4336) MiniKube is creating a new virtual machine to run Kubernetes with the required binaries and container runtimes.</text:p>
      <text:p text:style-name="Standard"/>
      <text:p text:style-name="Standard">[1:16:29](https://www.youtube.com/watch?v=KVBON1lA9N8&amp;t=4589) Mini cube is a tool that allows you to access the Kubernetes dashboard and explore different commands.</text:p>
      <text:p text:style-name="Standard"/>
      <text:p text:style-name="Standard">[1:18:19](https://www.youtube.com/watch?v=KVBON1lA9N8&amp;t=4699) You can view running containers using 'docker ps all'.</text:p>
      <text:p text:style-name="Standard"/>
      <text:p text:style-name="Standard">[1:22:45](https://www.youtube.com/watch?v=KVBON1lA9N8&amp;t=4965) Install tools to make Kubernetes management easier</text:p>
      <text:p text:style-name="Standard"/>
      <text:p text:style-name="Standard">[1:24:23](https://www.youtube.com/watch?v=KVBON1lA9N8&amp;t=5063) 5059.44 5063.20 is an extremely handy tool for creating dashboards and managing manifest files in Kubernetes.</text:p>
      <text:p text:style-name="Standard"/>
      <text:p text:style-name="Standard">[1:27:38](https://www.youtube.com/watch?v=KVBON1lA9N8&amp;t=5258) Use the `day tree` tool to test and validate Kubernetes manifest files.</text:p>
      <text:p text:style-name="Standard"/>
      <text:p text:style-name="Standard">[1:29:29](https://www.youtube.com/watch?v=KVBON1lA9N8&amp;t=5369) Create a cluster in under 90 seconds using Mini Cube</text:p>
      <text:p text:style-name="Standard"/>
      <text:p text:style-name="Standard">[1:32:45](https://www.youtube.com/watch?v=KVBON1lA9N8&amp;t=5565) Creating Kubernetes objects using YAML files</text:p>
      <text:p text:style-name="Standard"/>
      <text:p text:style-name="Standard">[1:34:38](https://www.youtube.com/watch?v=KVBON1lA9N8&amp;t=5678) You can get more information about pods and their details.</text:p>
      <text:p text:style-name="Standard"/>
      <text:p text:style-name="Standard">[1:38:23](https://www.youtube.com/watch?v=KVBON1lA9N8&amp;t=5903) Kubernetes is a part of the CNCF landscape with various tools and projects</text:p>
      <text:p text:style-name="Standard"/>
      <text:p text:style-name="Standard">[1:40:02](https://www.youtube.com/watch?v=KVBON1lA9N8&amp;t=6002) Having a good overview of how complex projects work is important.</text:p>
      <text:p text:style-name="Standard"/>
      <text:p text:style-name="Standard">---------------------------------</text:p>
      <text:p text:style-name="Standard"/>
      <text:p text:style-name="Standard">Detailed Summary for [Kubernetes Tutorial for Beginners | What is Kubernetes? Architecture Simplified!](https://www.youtube.com/watch?v=KVBON1lA9N8) by [Merlin](https://merlin.foyer.work/)</text:p>
      <text:p text:style-name="Standard"/>
      <text:p text:style-name="Standard">Starting a complete Kubernetes course with no prerequisites. Covers installation, architecture, features, terminologies, and hands-on demos. Suitable for beginners.</text:p>
      <text:p text:style-name="Standard"/>
      <text:p text:style-name="Standard">[00:07](https://www.youtube.com/watch?v=KVBON1lA9N8&amp;t=7) Introduction to Kubernetes</text:p>
      <text:p text:style-name="Standard">- Starting a complete Kubernetes course from scratch with no prerequisites</text:p>
      <text:p text:style-name="Standard">- Explaining the basics of Kubernetes, including installation, architecture, and features</text:p>
      <text:p text:style-name="Standard"><text:soft-page-break/>- Covering various terminologies and providing hands-on demos</text:p>
      <text:p text:style-name="Standard">- Making the content easy to understand for beginners</text:p>
      <text:p text:style-name="Standard"/>
      <text:p text:style-name="Standard">[02:08](https://www.youtube.com/watch?v=KVBON1lA9N8&amp;t=128) Configuration management allows maintaining infrastructure changes using software.</text:p>
      <text:p text:style-name="Standard">- Configuration management tools were initially built for physical servers and racks.</text:p>
      <text:p text:style-name="Standard">- Virtual machines introduced a new way of managing infrastructure.</text:p>
      <text:p text:style-name="Standard">- Containers provide isolation for applications without the need for a new operating system.</text:p>
      <text:p text:style-name="Standard"/>
      <text:p text:style-name="Standard">[06:12](https://www.youtube.com/watch?v=KVBON1lA9N8&amp;t=372) Configuration management offers reliability and immutability</text:p>
      <text:p text:style-name="Standard">- Previously, server configurations were mutable, but with virtual machines, they became immutable</text:p>
      <text:p text:style-name="Standard">- Immutability ensures reliability and security</text:p>
      <text:p text:style-name="Standard">- Configuration management tools enable specifying server properties</text:p>
      <text:p text:style-name="Standard">- Multiple services with different requirements can be managed in a release</text:p>
      <text:p text:style-name="Standard"/>
      <text:p text:style-name="Standard">[08:16](https://www.youtube.com/watch?v=KVBON1lA9N8&amp;t=496) Managing containers using package managers</text:p>
      <text:p text:style-name="Standard">- Previously, there were no package managers which made it difficult to manage multiple applications running on one server.</text:p>
      <text:p text:style-name="Standard">- Containers came into picture as an alternative to separate virtual machines for each service, allowing running every single application on one server.</text:p>
      <text:p text:style-name="Standard"/>
      <text:p text:style-name="Standard">[12:31](https://www.youtube.com/watch?v=KVBON1lA9N8&amp;t=751) Micro services is a solution to the problems faced with monolithic application design.</text:p>
      <text:p text:style-name="Standard">- Micro services allow components to be deployed as individual applications such as front-end, back-end, and databases.</text:p>
      <text:p text:style-name="Standard">- This allows for easy scaling, independent changes, and better management.</text:p>
      <text:p text:style-name="Standard">- Containers, like Docker, help in managing dependencies and isolating each application.</text:p>
      <text:p text:style-name="Standard"/>
      <text:p text:style-name="Standard">[14:48](https://www.youtube.com/watch?v=KVBON1lA9N8&amp;t=888) Configuration management tools and the use of containers for scalability</text:p>
      <text:p text:style-name="Standard">- Containers allow for isolation of faults and easy scaling of microservices</text:p>
      <text:p text:style-name="Standard">- Managing communication between separate applications running in containers can be complex</text:p>
      <text:p text:style-name="Standard">- Service meshes are tools that help manage communication in complex application architectures</text:p>
      <text:p text:style-name="Standard">- Virtual machines are not suitable for scaling, which is why Docker is used</text:p>
      <text:p text:style-name="Standard"/>
      <text:p text:style-name="Standard">[19:06](https://www.youtube.com/watch?v=KVBON1lA9N8&amp;t=1146) Kubernetes helps in managing containers and enables zero downtime updates and scaling.</text:p>
      <text:p text:style-name="Standard">- Kubernetes allows deploying applications with self-healing capabilities.</text:p>
      <text:p text:style-name="Standard">- Cloud native applications are designed to meet modern business demands.</text:p>
      <text:p text:style-name="Standard"/>
      <text:p text:style-name="Standard">[21:12](https://www.youtube.com/watch?v=KVBON1lA9N8&amp;t=1272) Cloud native applications can run on top of Kubernetes, anywhere you have Kubernetes.</text:p>
      <text:p text:style-name="Standard">- Cloud native applications are different from cloud computing as they can run on local systems.</text:p>
      <text:p text:style-name="Standard">- Kubernetes provides orchestration and scheduling tools for managing containers.</text:p>
      <text:p text:style-name="Standard">- The scheduler ensures fault tolerance, high availability, and self-healing of applications.</text:p>
      <text:p text:style-name="Standard"/>
      <text:p text:style-name="Standard">[24:55](https://www.youtube.com/watch?v=KVBON1lA9N8&amp;t=1495) Kubernetes is more than just an orchestrator.</text:p>
      <text:p text:style-name="Standard">- Kubernetes allows migration between providers and replication of services.</text:p>
      <text:p text:style-name="Standard"><text:soft-page-break/>- It provides fault tolerance, self-healing clusters, and zero-downtime deployment.</text:p>
      <text:p text:style-name="Standard">- Load balancing, access to logs, and service discovery are also included.</text:p>
      <text:p text:style-name="Standard">- Secrets storage and volumes can be used with Kubernetes.</text:p>
      <text:p text:style-name="Standard"/>
      <text:p text:style-name="Standard">[26:49](https://www.youtube.com/watch?v=KVBON1lA9N8&amp;t=1609) Google created Kubernetes (k8s) and made it open source in 2014.</text:p>
      <text:p text:style-name="Standard">- Kubernetes is an open-source container orchestration platform.</text:p>
      <text:p text:style-name="Standard">- It was donated to the Cloud Native Computing Foundation (CNCF) in 2014.</text:p>
      <text:p text:style-name="Standard">- Kubernetes is one of the largest open-source projects, after Linux.</text:p>
      <text:p text:style-name="Standard">- CNCF is a good platform to contribute to open source projects.</text:p>
      <text:p text:style-name="Standard"/>
      <text:p text:style-name="Standard">[30:20](https://www.youtube.com/watch?v=KVBON1lA9N8&amp;t=1820) Cloud providers require a credit card for security.</text:p>
      <text:p text:style-name="Standard">- Using cloud servers is necessary when local resources are insufficient.</text:p>
      <text:p text:style-name="Standard">- Misuse of resources can occur without a security check.</text:p>
      <text:p text:style-name="Standard">- Adding a credit card is a basic requirement for accessing cloud resources.</text:p>
      <text:p text:style-name="Standard"/>
      <text:p text:style-name="Standard">[32:14](https://www.youtube.com/watch?v=KVBON1lA9N8&amp;t=1934) container d is an alternative to Docker that complies with the OCI standards.</text:p>
      <text:p text:style-name="Standard">- It does not rely on the Docker shim.</text:p>
      <text:p text:style-name="Standard">- It is covered in a previous Docker video.</text:p>
      <text:p text:style-name="Standard"/>
      <text:p text:style-name="Standard">[36:05](https://www.youtube.com/watch?v=KVBON1lA9N8&amp;t=2165) Kubernetes cluster is a collection of worker nodes and the control plane.</text:p>
      <text:p text:style-name="Standard">- Worker nodes are where your application runs.</text:p>
      <text:p text:style-name="Standard">- The control plane manages the worker nodes.</text:p>
      <text:p text:style-name="Standard">- Cube ctl is the Kubernetes command line tool.</text:p>
      <text:p text:style-name="Standard"/>
      <text:p text:style-name="Standard">[38:05](https://www.youtube.com/watch?v=KVBON1lA9N8&amp;t=2285) Kubernetes allows for declarative and imperative ways of interacting with the cluster.</text:p>
      <text:p text:style-name="Standard">- Declarative way involves creating manifest files (YAML or RAML) to define desired state.</text:p>
      <text:p text:style-name="Standard">- Imperative way involves issuing commands directly to the cluster.</text:p>
      <text:p text:style-name="Standard"/>
      <text:p text:style-name="Standard">[41:45](https://www.youtube.com/watch?v=KVBON1lA9N8&amp;t=2505) Kubernetes pods are the smallest scheduling unit in containerized applications</text:p>
      <text:p text:style-name="Standard">- A pod is a group of one or more containers that run together on a worker node</text:p>
      <text:p text:style-name="Standard">- Each pod contains one or more containers that are tightly coupled and share resources</text:p>
      <text:p text:style-name="Standard">- It is a best practice to have only one container or one type of service per pod</text:p>
      <text:p text:style-name="Standard">- Pods can be created and run locally or in the cloud using Kubernetes</text:p>
      <text:p text:style-name="Standard"/>
      <text:p text:style-name="Standard">[43:46](https://www.youtube.com/watch?v=KVBON1lA9N8&amp;t=2626) Pods and Deployments in Kubernetes</text:p>
      <text:p text:style-name="Standard">- Pods are containers in their own pod.</text:p>
      <text:p text:style-name="Standard">- Deployments are a type of controller in Kubernetes that helps manage and scale pods.</text:p>
      <text:p text:style-name="Standard"/>
      <text:p text:style-name="Standard">[47:33](https://www.youtube.com/watch?v=KVBON1lA9N8&amp;t=2853) The control plane in Kubernetes manages the communication and components.</text:p>
      <text:p text:style-name="Standard">- The control plane consists of an API server, etcd, controller manager, and scheduler.</text:p>
      <text:p text:style-name="Standard">- The API server acts as a communication layer for all actions in Kubernetes.</text:p>
      <text:p text:style-name="Standard">- The etcd is a database used by the control plane.</text:p>
      <text:p text:style-name="Standard">- The controller manager and scheduler are also essential components of the control plane.</text:p>
      <text:p text:style-name="Standard"/>
      <text:p text:style-name="Standard"><text:soft-page-break/>[49:39](https://www.youtube.com/watch?v=KVBON1lA9N8&amp;t=2979) Kubernetes uses YAML configuration files known as manifest files for deployment.</text:p>
      <text:p text:style-name="Standard">- The manifest files can get complex, but tools like Monocle can simplify the process.</text:p>
      <text:p text:style-name="Standard">- Kubernetes Lens IDE is an integrated development environment that allows working with Kubernetes without YAML files.</text:p>
      <text:p text:style-name="Standard">- The API server is responsible for handling requests to create new resources, such as pods.</text:p>
      <text:p text:style-name="Standard">- The API server communicates with etcd, a database that stores information about the cluster.</text:p>
      <text:p text:style-name="Standard"/>
      <text:p text:style-name="Standard">[53:14](https://www.youtube.com/watch?v=KVBON1lA9N8&amp;t=3194) The scheduler's responsibility is to allocate tasks to healthy worker nodes.</text:p>
      <text:p text:style-name="Standard">- The scheduler checks for available worker nodes and assigns tasks accordingly.</text:p>
      <text:p text:style-name="Standard">- It considers criteria such as container creation and scheduling.</text:p>
      <text:p text:style-name="Standard">- If a worker node is not available, the task is marked as pending.</text:p>
      <text:p text:style-name="Standard">- Before allocating tasks, the scheduler checks for free resources, networking requirements, and necessary container images.</text:p>
      <text:p text:style-name="Standard">- Cloud providers may use their own control manager for load balancing and additional features.</text:p>
      <text:p text:style-name="Standard">- The API server listens to HTTPS requests on port 443.</text:p>
      <text:p text:style-name="Standard"/>
      <text:p text:style-name="Standard">[55:04](https://www.youtube.com/watch?v=KVBON1lA9N8&amp;t=3304) Networking course covers control plane and worker nodes in Kubernetes architecture</text:p>
      <text:p text:style-name="Standard">- Control plane includes api server, etcd, controller manager, and scheduler</text:p>
      <text:p text:style-name="Standard">- Worker nodes consist of cube proxy, cubelet, and container runtime</text:p>
      <text:p text:style-name="Standard">- Control plane and worker nodes communicate with each other and with the api server</text:p>
      <text:p text:style-name="Standard">- Cubelet and container runtime run on top of Linux</text:p>
      <text:p text:style-name="Standard">- The hardware can be different computers or servers</text:p>
      <text:p text:style-name="Standard"/>
      <text:p text:style-name="Standard">[59:21](https://www.youtube.com/watch?v=KVBON1lA9N8&amp;t=3561) Kubernetes uses Containerd instead of Docker and Cube Proxy for networking.</text:p>
      <text:p text:style-name="Standard">- Containerd is a CNCF project that supports CRI (Container Runtime Interface).</text:p>
      <text:p text:style-name="Standard">- Cube Proxy is responsible for networking in Kubernetes, providing unique IP addresses to worker nodes.</text:p>
      <text:p text:style-name="Standard"/>
      <text:p text:style-name="Standard">[1:01:14](https://www.youtube.com/watch?v=KVBON1lA9N8&amp;t=3674) Kubernetes has its own internal DNS for communication between pods.</text:p>
      <text:p text:style-name="Standard">- DNS is based on Core DNS and has IP addresses for every pod and container.</text:p>
      <text:p text:style-name="Standard">- Creating a new service automatically registers it with DNS.</text:p>
      <text:p text:style-name="Standard">- For a complete understanding, refer to the networking video or dedicated video on Kubernetes networking.</text:p>
      <text:p text:style-name="Standard"/>
      <text:p text:style-name="Standard">[1:04:53](https://www.youtube.com/watch?v=KVBON1lA9N8&amp;t=3893) To test and use Kubernetes, you can install Minikube or Docker Desktop.</text:p>
      <text:p text:style-name="Standard">- Minikube acts as both a worker node and control plane for testing purposes.</text:p>
      <text:p text:style-name="Standard">- Docker Desktop is recommended for free access to Minikube and other tools.</text:p>
      <text:p text:style-name="Standard">- Alternatively, you can install Minikube on your own using the getting started guide.</text:p>
      <text:p text:style-name="Standard">- Minimum requirements for Minikube include two CPUs and two gigabytes of memory.</text:p>
      <text:p text:style-name="Standard">- You can use either Hyper-V or VirtualBox as the virtual machine manager.</text:p>
      <text:p text:style-name="Standard">- For M1 MacBooks, Minikube is also a suitable option.</text:p>
      <text:p text:style-name="Standard">- In Windows, you can use Windows Subsystem for Linux (WSL) to get started.</text:p>
      <text:p text:style-name="Standard">- The official Kubernetes documentation has an extensive guide for installation and tools.</text:p>
      <text:p text:style-name="Standard"/>
      <text:p text:style-name="Standard">[1:06:45](https://www.youtube.com/watch?v=KVBON1lA9N8&amp;t=4005) Learn about cloud providers and why Sivo is the best option</text:p>
      <text:p text:style-name="Standard"><text:soft-page-break/>- Sivo is a low-cost and fast cloud provider, faster than AWS</text:p>
      <text:p text:style-name="Standard">- Sivo can start a Kubernetes cluster in 90 seconds compared to AWS's 10-15 minutes</text:p>
      <text:p text:style-name="Standard">- Sivo offers $200 worth of free credits</text:p>
      <text:p text:style-name="Standard"/>
      <text:p text:style-name="Standard">[1:10:27](https://www.youtube.com/watch?v=KVBON1lA9N8&amp;t=4227) Set up mini cube cluster using docker driver</text:p>
      <text:p text:style-name="Standard">- The first step is to install Docker Desktop and cube ctl tool</text:p>
      <text:p text:style-name="Standard">- Run 'mini cube start' command to create a new mini cube cluster using the docker driver</text:p>
      <text:p text:style-name="Standard">- Refer to the mini cube documentation for detailed instructions on setting up the cluster</text:p>
      <text:p text:style-name="Standard"/>
      <text:p text:style-name="Standard">[1:12:16](https://www.youtube.com/watch?v=KVBON1lA9N8&amp;t=4336) MiniKube is creating a new virtual machine to run Kubernetes with the required binaries and container runtimes.</text:p>
      <text:p text:style-name="Standard">- It allocates resources such as two CPUs and 4GB of memory.</text:p>
      <text:p text:style-name="Standard">- The node created is a single-node cluster that can be stopped or deleted using MiniKube commands.</text:p>
      <text:p text:style-name="Standard">- The node is created using Docker Desktop and the images used can be checked on the Docker Hub.</text:p>
      <text:p text:style-name="Standard"/>
      <text:p text:style-name="Standard">[1:16:29](https://www.youtube.com/watch?v=KVBON1lA9N8&amp;t=4589) Mini cube is a tool that allows you to access the Kubernetes dashboard and explore different commands.</text:p>
      <text:p text:style-name="Standard">- Using mini cube, you can access the dashboard and check environment variables.</text:p>
      <text:p text:style-name="Standard">- Mini cube also allows you to communicate with remote servers using the local Docker client.</text:p>
      <text:p text:style-name="Standard">- Everything running inside the virtual machine is running inside a container.</text:p>
      <text:p text:style-name="Standard"/>
      <text:p text:style-name="Standard">[1:18:19](https://www.youtube.com/watch?v=KVBON1lA9N8&amp;t=4699) You can view running containers using 'docker ps all'.</text:p>
      <text:p text:style-name="Standard">- You can use 'cube ctl get pods' to view running pods.</text:p>
      <text:p text:style-name="Standard">- You can check the current context using 'cube ctl config view'.</text:p>
      <text:p text:style-name="Standard"/>
      <text:p text:style-name="Standard">[1:22:45](https://www.youtube.com/watch?v=KVBON1lA9N8&amp;t=4965) Install tools to make Kubernetes management easier</text:p>
      <text:p text:style-name="Standard">- Install Lens to easily manage and monitor clusters</text:p>
      <text:p text:style-name="Standard">- Lens can connect to local or cloud provider clusters</text:p>
      <text:p text:style-name="Standard">- Lens provides information on CPU, memory usage, pods, and deployments</text:p>
      <text:p text:style-name="Standard">- Lens automatically generates pod templates for easy creation</text:p>
      <text:p text:style-name="Standard">- Lens is free and has comprehensive documentation</text:p>
      <text:p text:style-name="Standard"/>
      <text:p text:style-name="Standard">[1:24:23](https://www.youtube.com/watch?v=KVBON1lA9N8&amp;t=5063) 5059.44 5063.20 is an extremely handy tool for creating dashboards and managing manifest files in Kubernetes.</text:p>
      <text:p text:style-name="Standard">- 5061.20 5065.04 It simplifies working with complex YAML files.</text:p>
      <text:p text:style-name="Standard">- 5074.32 5078.80 Cube Shop allows for easy debugging and management of manifest files.</text:p>
      <text:p text:style-name="Standard">- 5112.08 5116.24 The tool Monocle in Cube Shop helps in managing and debugging Kubernetes manifest files.</text:p>
      <text:p text:style-name="Standard">- 5122.24 5127.20 The Monocle dashboard allows for easy selection of the config file.</text:p>
      <text:p text:style-name="Standard"/>
      <text:p text:style-name="Standard">[1:27:38](https://www.youtube.com/watch?v=KVBON1lA9N8&amp;t=5258) Use the `day tree` tool to test and validate Kubernetes manifest files.</text:p>
      <text:p text:style-name="Standard">- The `day tree` tool helps identify and resolve rule violations in manifest files.</text:p>
      <text:p text:style-name="Standard">- It is easy to use and provides a simple command to test the files.</text:p>
      <text:p text:style-name="Standard">- The tool can quickly identify errors in large manifest files.</text:p>
      <text:p text:style-name="Standard">- You can access the tool for free and it is recommended for debugging Kubernetes configurations.</text:p>
      <text:p text:style-name="Standard"/>
      <text:p text:style-name="Standard"><text:soft-page-break/>[1:29:29](https://www.youtube.com/watch?v=KVBON1lA9N8&amp;t=5369) Create a cluster in under 90 seconds using Mini Cube</text:p>
      <text:p text:style-name="Standard">- Mini Cube is sufficient for learning purposes</text:p>
      <text:p text:style-name="Standard">- For advanced stuff, working with a cloud provider is recommended</text:p>
      <text:p text:style-name="Standard">- Download and save the Mini Cube config file</text:p>
      <text:p text:style-name="Standard">- Attach Mini Cube cluster to tools like Monocle and Lens</text:p>
      <text:p text:style-name="Standard">- Put applications inside containers and run them on Mini Cube</text:p>
      <text:p text:style-name="Standard"/>
      <text:p text:style-name="Standard">[1:32:45](https://www.youtube.com/watch?v=KVBON1lA9N8&amp;t=5565) Creating Kubernetes objects using YAML files</text:p>
      <text:p text:style-name="Standard">- The basic structure of a YAML file for Kubernetes objects is api version, kind, metadata, and spec.</text:p>
      <text:p text:style-name="Standard">- To create an object using a YAML file, use the command 'kubectl create -f filename'.</text:p>
      <text:p text:style-name="Standard"/>
      <text:p text:style-name="Standard">[1:34:38](https://www.youtube.com/watch?v=KVBON1lA9N8&amp;t=5678) You can get more information about pods and their details.</text:p>
      <text:p text:style-name="Standard">- The pod details include events, creation time, and other information.</text:p>
      <text:p text:style-name="Standard">- You can access pods and interact with them using mini cube.</text:p>
      <text:p text:style-name="Standard">- Exporting pods using notepod service will be covered later.</text:p>
      <text:p text:style-name="Standard"/>
      <text:p text:style-name="Standard">[1:38:23](https://www.youtube.com/watch?v=KVBON1lA9N8&amp;t=5903) Kubernetes is a part of the CNCF landscape with various tools and projects</text:p>
      <text:p text:style-name="Standard">- Watch the Docker and networking videos to understand Kubernetes better</text:p>
      <text:p text:style-name="Standard">- Kubernetes objects like pods and deployments are important to learn</text:p>
      <text:p text:style-name="Standard">- Explore the CNCF landscape to see the projects and tools available</text:p>
      <text:p text:style-name="Standard">- Deep dive into the landscape and various tools to enhance knowledge</text:p>
      <text:p text:style-name="Standard">- Becoming a pro in every technology is not necessary</text:p>
      <text:p text:style-name="Standard"/>
      <text:p text:style-name="Standard">[1:40:02](https://www.youtube.com/watch?v=KVBON1lA9N8&amp;t=6002) Having a good overview of how complex projects work is important.</text:p>
      <text:p text:style-name="Standard">- My channel will help you in understanding project complexities.</text:p>
      <text:p text:style-name="Standard">- Make sure to like, subscribe, share, and comment on the video.</text:p>
      <text:p text:style-name="Standard">- Cumulative is a great topic for you to explore.</text:p>
      <text:p text:style-name="Standard">- Watch the 'Cloud Native Tools Deep Dive' video to understand cube shop, teleport, and lens.</text:p>
      <text:p text:style-name="Standard">- Check out other nice contents and the Docker and Kubernetes playlist.</text:p>
      <text:p text:style-name="Standard">- Support by sharing on Twitter with #dsdevopswithkunal, writing a blog, or checking out the newslett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9T17:37:34.677944759</meta:creation-date>
    <dc:date>2024-02-19T17:54:17.890827497</dc:date>
    <meta:editing-duration>PT6M33S</meta:editing-duration>
    <meta:editing-cycles>1</meta:editing-cycles>
    <meta:document-statistic meta:table-count="0" meta:image-count="0" meta:object-count="0" meta:page-count="7" meta:paragraph-count="206" meta:word-count="2455" meta:character-count="18373" meta:non-whitespace-character-count="16118"/>
    <meta:generator>LibreOffice/6.4.7.2$Linux_X86_64 LibreOffice_project/40$Build-2</meta:generator>
  </office:meta>
</office:document-meta>
</file>